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kWorkspace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kWorkspaceMethod.MkWorkspaceMethod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kWorkspaceMethod.isSucces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